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F95A2940C7C0F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pitch="variable"/>
    <style:font-face style:name="Ebrima1" svg:font-family="Ebrima" style:font-adornments="보통" style:font-pitch="variable"/>
    <style:font-face style:name="Liberation Sans4" svg:font-family="'Liberation Sans'" style:font-pitch="variable"/>
    <style:font-face style:name="Batang" svg:font-family="Batang" style:font-family-generic="roman" style:font-pitch="variable"/>
    <style:font-face style:name="Gulim" svg:font-family="Gulim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보통" style:font-family-generic="swiss" style:font-pitch="variable"/>
    <style:font-face style:name="Dotum" svg:font-family="Dotum" style:font-family-generic="swiss" style:font-pitch="variable"/>
    <style:font-face style:name="Dotum1" svg:font-family="Dotum" style:font-adornments="보통" style:font-family-generic="swiss" style:font-pitch="variable"/>
    <style:font-face style:name="Ebrima2" svg:font-family="Ebrima" style:font-adornments="보통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atang1" svg:font-family="Batang" style:font-family-generic="system" style:font-pitch="variable"/>
    <style:font-face style:name="Dotum2" svg:font-family="Dotum" style:font-family-generic="system" style:font-pitch="variable"/>
    <style:font-face style:name="Gulim1" svg:font-family="Gulim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251cm"/>
    </style:style>
    <style:style style:name="gr2" style:family="graphic">
      <style:graphic-properties style:protect="size"/>
    </style:style>
    <style:style style:name="pr1" style:family="presentation" style:parent-style-name="Sunset-title">
      <style:graphic-properties fo:min-height="2.629cm"/>
    </style:style>
    <style:style style:name="pr2" style:family="presentation" style:parent-style-name="Sunset-subtitle">
      <style:graphic-properties draw:fill-color="#ffffff" fo:min-height="3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1" style:family="paragraph">
      <style:text-properties fo:color="#000000" fo:font-size="20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indent="0.3cm"/>
      <style:text-properties fo:font-size="28pt" fo:font-weight="bold" style:font-size-asian="24pt" style:font-size-complex="24pt"/>
    </style:style>
    <style:style style:name="P3" style:family="paragraph">
      <loext:graphic-properties draw:fill="none"/>
      <style:text-properties fo:font-size="54pt" style:font-size-asian="18pt" style:font-size-complex="18pt"/>
    </style:style>
    <style:style style:name="P4" style:family="paragraph">
      <style:text-properties fo:color="#000000" style:font-name="Arial Narrow" fo:font-size="36pt" style:font-size-asian="24pt" style:font-size-complex="24pt"/>
    </style:style>
    <style:style style:name="P5" style:family="paragraph">
      <style:text-properties fo:color="#000000" style:font-name="Ebrima1" fo:font-size="40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color="#000000" fo:font-size="20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color="#000000" style:font-name="Arial Narrow" fo:font-size="3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1">
          <draw:page-thumbnail draw:style-name="gr2" draw:layer="layout" svg:width="17cm" svg:height="9.56cm" svg:x="2cm" svg:y="2.5cm" draw:page-number="2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Sunset" presentation:presentation-page-layout-name="AL1T0">
        <draw:frame presentation:style-name="pr1" draw:text-style-name="P1" draw:layer="layout" svg:width="8.4cm" svg:height="2.629cm" svg:x="5.4cm" svg:y="3.6cm" presentation:class="title" presentation:user-transformed="true">
          <draw:text-box>
            <text:p><text:span text:style-name="T1">Employee-Number : </text:span></text:p>
          </draw:text-box>
        </draw:frame>
        <draw:frame presentation:style-name="pr2" draw:text-style-name="P2" draw:layer="layout" svg:width="7cm" svg:height="3cm" svg:x="5.8cm" svg:y="6.2cm" presentation:class="subtitle" presentation:user-transformed="true">
          <draw:text-box>
            <text:p><text:span text:style-name="T2">Team :</text:span></text:p>
          </draw:text-box>
        </draw:frame>
        <draw:frame draw:style-name="gr1" draw:text-style-name="P3" draw:layer="layout" svg:width="7.4cm" svg:height="4.501cm" svg:x="6.3cm" svg:y="9.9cm">
          <draw:text-box>
            <text:p><text:span text:style-name="T3">Name : </text:span></text:p>
          </draw:text-box>
        </draw:frame>
        <draw:frame presentation:style-name="pr1" draw:text-style-name="P4" draw:layer="layout" svg:width="10.5cm" svg:height="2.629cm" svg:x="14.1cm" svg:y="3.6cm" presentation:class="title" presentation:user-transformed="true">
          <draw:text-box>
            <text:p><text:span text:style-name="T4"><text:s/></text:span></text:p>
          </draw:text-box>
        </draw:frame>
        <draw:frame presentation:style-name="pr1" draw:text-style-name="P1" draw:layer="layout" svg:width="8.4cm" svg:height="2.629cm" svg:x="12.8cm" svg:y="9.8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5" draw:layer="layout" svg:width="10cm" svg:height="2.629cm" svg:x="14.2cm" svg:y="6.271cm" presentation:class="title" presentation:user-transformed="true">
          <draw:text-box>
            <text:p/>
          </draw:text-box>
        </draw:frame>
        <draw:frame presentation:style-name="pr1" draw:text-style-name="P1" draw:layer="layout" svg:width="8.4cm" svg:height="2.629cm" svg:x="12.8cm" svg:y="9.801cm" presentation:class="title" presentation:user-transformed="true">
          <draw:text-box>
            <text:p><text:span text:style-name="T1"><text:s/></text:span></text:p>
          </draw:text-box>
        </draw:frame>
        <draw:frame presentation:style-name="pr1" draw:text-style-name="P1" draw:layer="layout" svg:width="11cm" svg:height="2.629cm" svg:x="13.8cm" svg:y="9.801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rima" svg:font-family="Ebrima" style:font-pitch="variable"/>
    <style:font-face style:name="Ebrima1" svg:font-family="Ebrima" style:font-adornments="보통" style:font-pitch="variable"/>
    <style:font-face style:name="Liberation Sans4" svg:font-family="'Liberation Sans'" style:font-pitch="variable"/>
    <style:font-face style:name="Batang" svg:font-family="Batang" style:font-family-generic="roman" style:font-pitch="variable"/>
    <style:font-face style:name="Gulim" svg:font-family="Gulim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보통" style:font-family-generic="swiss" style:font-pitch="variable"/>
    <style:font-face style:name="Dotum" svg:font-family="Dotum" style:font-family-generic="swiss" style:font-pitch="variable"/>
    <style:font-face style:name="Dotum1" svg:font-family="Dotum" style:font-adornments="보통" style:font-family-generic="swiss" style:font-pitch="variable"/>
    <style:font-face style:name="Ebrima2" svg:font-family="Ebrima" style:font-adornments="보통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atang1" svg:font-family="Batang" style:font-family-generic="system" style:font-pitch="variable"/>
    <style:font-face style:name="Dotum2" svg:font-family="Dotum" style:font-family-generic="system" style:font-pitch="variable"/>
    <style:font-face style:name="Gulim1" svg:font-family="Gulim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Batang" fo:font-size="24pt" fo:language="en" fo:country="US" style:font-name-asian="Batang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ulim" fo:font-family="Gulim" style:font-family-generic="roman" style:font-pitch="variable" fo:font-size="18pt" fo:font-style="normal" fo:text-shadow="none" style:text-underline-style="none" fo:font-weight="normal" style:letter-kerning="true" style:font-name-asian="Gulim1" style:font-family-asian="Gulim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Gulim" fo:font-family="Gulim" style:font-family-generic="roman" style:font-pitch="variable" fo:font-size="20pt" fo:font-style="normal" fo:text-shadow="none" style:text-underline-style="none" fo:font-weight="normal" style:letter-kerning="true" fo:background-color="transparent" style:font-name-asian="Gulim1" style:font-family-asian="Gulim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ulim" fo:font-family="Gulim" style:font-family-generic="roman" style:font-pitch="variable" fo:font-size="32pt" fo:font-style="normal" fo:text-shadow="none" style:text-underline-style="none" fo:font-weight="normal" style:letter-kerning="true" fo:background-color="transparent" style:font-name-asian="Gulim1" style:font-family-asian="Gulim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ulim" fo:font-family="Gulim" style:font-family-generic="roman" style:font-pitch="variable" fo:font-size="32pt" fo:font-style="normal" fo:text-shadow="none" style:text-underline-style="none" fo:font-weight="normal" style:letter-kerning="true" fo:background-color="transparent" style:font-name-asian="Gulim1" style:font-family-asian="Gulim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ulim" fo:font-family="Gulim" style:font-family-generic="roman" style:font-pitch="variable" fo:font-size="44pt" fo:font-style="normal" fo:text-shadow="none" style:text-underline-style="none" fo:font-weight="normal" style:letter-kerning="true" fo:background-color="transparent" style:font-name-asian="Gulim1" style:font-family-asian="Gulim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2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7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7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AF95A2940C7C0FD8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draw:style-name="Mgr4" draw:text-style-name="MP8" draw:layer="backgroundobjects" svg:width="22.5cm" svg:height="10cm" svg:x="2.75cm" svg:y="3.8cm">
        <draw:text-box>
          <text:p/>
        </draw:text-box>
      </draw:frame>
      <draw:frame presentation:style-name="Mpr4" draw:text-style-name="MP10" draw:layer="backgroundobjects" svg:width="5.923cm" svg:height="1.086cm" svg:x="2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123cm" svg:height="1.086cm" svg:x="19.677cm" svg:y="14.35cm" presentation:class="page-number">
        <draw:text-box>
          <text:p text:style-name="MP13"><text:span text:style-name="MT2"><text:page-number>&lt;숫자&gt;</text:page-number></text:span></text:p>
        </draw:text-box>
      </draw:frame>
      <draw:frame presentation:style-name="Sunse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7T10:44:48.550000000</meta:creation-date>
    <dc:date>2022-08-08T14:03:32.475000000</dc:date>
    <meta:editing-duration>PT29M22S</meta:editing-duration>
    <meta:editing-cycles>4</meta:editing-cycles>
    <meta:generator>Trio_Office/6.2.8.2$Windows_x86 LibreOffice_project/</meta:generator>
    <meta:document-statistic meta:object-count="704"/>
  </office:meta>
</office:document-meta>
</file>